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ResolutionDelegate.resolveMultipartArgument( String name , MethodParameter parameter , HttpServletRequest reques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MultipartResolutionDelegate.resolveMultipartRequest( NativeWebRequest web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ResolutionDelegate.MultipartResolution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artResolutionDelegate.isMultipartFileCollection( MethodParameter method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ResolutionDelegate.getCollectionParameterType( MethodParameter methodPar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ResolutionDelegate.isMultipartConten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ResolutionDelegate.resolvePartList( HttpServletRequest reques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ResolutionDelegate.isPartCollection( MethodParameter method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ResolutionDelegate.asMultipartHttpServletReques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ResolutionDelegate.isMultipartReques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ResolutionDelegate.isMultipartArgument( MethodParameter parame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ResolutionDelegate.isPartArray( MethodParameter method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ResolutionDelegate.isMultipartFileArray( MethodParameter method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